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monospace" officeooo:paragraph-rsid="00165a4d"/>
    </style:style>
    <style:style style:name="T1" style:family="text">
      <style:text-properties fo:color="#5454ff" loext:opacity="100%" fo:font-weight="bold" fo:background-color="#ffffff" loext:char-shading-value="0"/>
    </style:style>
    <style:style style:name="T2" style:family="text">
      <style:text-properties fo:color="#5454ff" loext:opacity="100%" fo:font-weight="bold" officeooo:rsid="00165a4d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18b2b2" loext:opacity="100%" fo:background-color="#ffffff" loext:char-shading-value="0"/>
    </style:style>
    <style:style style:name="T5" style:family="text">
      <style:text-properties fo:color="#18b218" loext:opacity="100%" fo:background-color="#ffffff" loext:char-shading-value="0"/>
    </style:style>
    <style:style style:name="T6" style:family="text">
      <style:text-properties fo:color="#ffff54" loext:opacity="100%" fo:font-weight="bold" fo:background-color="#ffffff" loext:char-shading-value="0"/>
    </style:style>
    <style:style style:name="T7" style:family="text">
      <style:text-properties fo:color="#ff5454" loext:opacity="100%" fo:font-weight="bol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cp -r $1 $2</text:p>
      <text:p text:style-name="Standard"># копировать рекурсивно объект 1 в объект 2</text:p>
      <text:p text:style-name="Standard">rm -rf $1</text:p>
      <text:p text:style-name="Standard">#удалить объект 1 -r рекурсивно -f для того чтобы не запрашивать подтверждение на действие</text:p>
      <text:p text:style-name="Standard"/>
      <text:p text:style-name="Standard">ps auxf | grep Firefox | grep -v grep | tr -s | cut -f2 -d " " | xargs kill -9</text:p>
      <text:p text:style-name="Standard"># вывод процессов сколько памяти используется / поиск нужного процесса / исключение процесса поиска /</text:p>
      <text:p text:style-name="Standard"># набор символов переводится в 1/найти и вывести колонку номер 2, разбивать колонки по пробелам /</text:p>
      <text:p text:style-name="Standard"># возьмет найденный объект и передает в процесс завершения.</text:p>
      <text:p text:style-name="Standard"># команда xargs превращает полученную строку <text:s/>на стандартный ввод в аргументы и передает их команде</text:p>
      <text:p text:style-name="Standard"/>
      <text:p text:style-name="Standard"># операторы перенаправления вывода:</text:p>
      <text:p text:style-name="Standard"># <text:s/>&gt; перезапись всего файла</text:p>
      <text:p text:style-name="Standard"># &gt;&gt; запись в файл</text:p>
      <text:p text:style-name="Standard"># stdin-ввод-0 stdout-вывод-1 stderr-ошибки-3</text:p>
      <text:p text:style-name="Standard"/>
      <text:p text:style-name="Standard">cat /home/fro/first_pet_project/first_script.sh <text:s/># вывод содержания файла</text:p>
      <text:p text:style-name="Standard"/>
      <text:p text:style-name="Standard">du -h /home/fro/first_pet_project/first_script.sh</text:p>
      <text:p text:style-name="Standard"># вывод размера файла disk usage</text:p>
      <text:p text:style-name="Standard"/>
      <text:p text:style-name="Standard">crontab -l</text:p>
      <text:p text:style-name="Standard"># создание планировщика задач индивидуального</text:p>
      <text:p text:style-name="Standard"/>
      <text:p text:style-name="Standard">crontab -e</text:p>
      <text:p text:style-name="Standard"># редактирование планировщика</text:p>
      <text:p text:style-name="Standard"/>
      <text:p text:style-name="Standard"/>
      <text:p text:style-name="Standard"># *(минуты 0-59) *(часы 0-23) *(день месяца 1-31) *(месяц 1-12) *(день недели вс 0-6 сб) *date &gt;&gt; /tmp/date (команда)</text:p>
      <text:p text:style-name="Standard"/>
      <text:p text:style-name="Standard">find home/fro/first_pet_project/ -name "*.jpg" -exec mv {} home/fro/first_pet_project/pictures \;</text:p>
      <text:p text:style-name="Standard"># найти в директории \ название файла \ exec - выполнение действия над всеми найдеными файлами\</text:p>
      <text:p text:style-name="Standard"># перенести {} - произвести со всеми найдеными файлами \ закрывающая конструкция - \;</text:p>
      <text:p text:style-name="Standard"/>
      <text:p text:style-name="Standard">stat $SHELL</text:p>
      <text:p text:style-name="Standard">#метаданные исполняемого файла</text:p>
      <text:p text:style-name="Standard">file $SHELL</text:p>
      <text:p text:style-name="Standard">#узнать что это за файл</text:p>
      <text:p text:style-name="Standard"/>
      <text:p text:style-name="Standard">#переменные окружения: $SHELL $PWD $USER $HOME $PATH</text:p>
      <text:p text:style-name="Standard"/>
      <text:p text:style-name="Standard">type -a pwd</text:p>
      <text:p text:style-name="Standard">#тип программы</text:p>
      <text:p text:style-name="Standard"/>
      <text:p text:style-name="Standard"><text:soft-page-break/>export CITY=Moscow</text:p>
      <text:p text:style-name="Standard"># export создает переменное окружение</text:p>
      <text:p text:style-name="Standard"/>
      <text:p text:style-name="Standard">export CITY="$CITY is the capital of Russia"</text:p>
      <text:p text:style-name="Standard"># перезаписать переменную окружения</text:p>
      <text:p text:style-name="Standard"/>
      <text:p text:style-name="Standard">env</text:p>
      <text:p text:style-name="Standard"># список всех переменных окружений</text:p>
      <text:p text:style-name="Standard"/>
      <text:p text:style-name="P1"><text:span text:style-name="T2">s</text:span><text:span text:style-name="T1">et</text:span><text:span text:style-name="T3"> </text:span><text:line-break/><text:span text:style-name="T4"># просмотреть все переменные shell</text:span><text:span text:style-name="T3"> </text:span><text:line-break/><text:line-break/>shell_var<text:span text:style-name="T5">=</text:span><text:span text:style-name="T6">"text"</text:span><text:span text:style-name="T3"> </text:span><text:line-break/><text:span text:style-name="T4"># создание переменной shell</text:span><text:span text:style-name="T3"> </text:span><text:line-break/><text:line-break/><text:span text:style-name="T1">env</text:span><text:span text:style-name="T3"> </text:span><text:span text:style-name="T5">|</text:span><text:span text:style-name="T3"> </text:span><text:span text:style-name="T1">grep</text:span><text:span text:style-name="T3"> shel_var </text:span><text:line-break/><text:span text:style-name="T4"># проверка добавления переменной шел</text:span><text:span text:style-name="T3"> </text:span><text:line-break/><text:line-break/><text:span text:style-name="T5">export</text:span><text:span text:style-name="T3"> shell_var </text:span><text:line-break/><text:span text:style-name="T4"># экспорт переменной шел в переменные окружения</text:span><text:span text:style-name="T3"> </text:span><text:line-break/><text:line-break/>.bashrc <text:line-break/><text:span text:style-name="T4"># файл где храняться переменные окружения куда можно добавить свои переменные окружения</text:span><text:span text:style-name="T3"> </text:span><text:line-break/><text:span text:style-name="T4"># в которые можно навсегда записать переменные окружения, которые при перезапуске консоли не удалаяются</text:span><text:span text:style-name="T3"> </text:span><text:line-break/><text:line-break/><text:line-break/><text:span text:style-name="T4"># переменные в shell script</text:span><text:span text:style-name="T3"> </text:span><text:line-break/><text:line-break/>name<text:span text:style-name="T5">=</text:span><text:span text:style-name="T3">Laptop </text:span><text:line-break/>age<text:span text:style-name="T5">=</text:span><text:span text:style-name="T3">2 </text:span><text:line-break/><text:line-break/><text:span text:style-name="T1">echo</text:span><text:span text:style-name="T3"> </text:span><text:span text:style-name="T6">"Hi! This is $name, I am $age years old"</text:span><text:span text:style-name="T3"> </text:span><text:line-break/>today<text:span text:style-name="T5">=`</text:span><text:span text:style-name="T3">date +</text:span><text:span text:style-name="T6">'%d-%m'</text:span><text:span text:style-name="T5">`</text:span><text:span text:style-name="T4"> #специальные кавычки бэктики</text:span><text:span text:style-name="T3"> </text:span><text:line-break/>today<text:span text:style-name="T5">=$(</text:span><text:span text:style-name="T3">date +</text:span><text:span text:style-name="T6">'%d-%m'</text:span><text:span text:style-name="T5">)</text:span><text:span text:style-name="T3"> </text:span><text:line-break/>today<text:span text:style-name="T5">=$(</text:span><text:span text:style-name="T3">date +</text:span><text:span text:style-name="T6">'%d-%m'</text:span><text:span text:style-name="T5">)</text:span><text:span text:style-name="T3"> </text:span><text:span text:style-name="T5">;</text:span><text:span text:style-name="T3"> </text:span><text:span text:style-name="T1">echo</text:span><text:span text:style-name="T3"> </text:span><text:span text:style-name="T7">$today</text:span><text:span text:style-name="T4"> #однострочная команда вывода</text:span><text:span text:style-name="T3"> </text:span><text:line-break/><text:line-break/><text:span text:style-name="T4"># запомнить, что </text:span><text:span text:style-name="T6">"$"</text:span><text:span text:style-name="T4">- обозначение переменной, текст после:</text:span><text:line-break/><text:span text:style-name="T4"># ? - код возврата последней выполненной команды</text:span><text:span text:style-name="T3"> </text:span><text:line-break/><text:span text:style-name="T4"># * - все переданные позиционные аргументы</text:span><text:span text:style-name="T3"> </text:span><text:line-break/><text:span text:style-name="T4"># # - количество переданных позиционных параметров</text:span><text:span text:style-name="T3"> </text:span><text:line-break/><text:span text:style-name="T4"># $? $* $#</text:span><text:span text:style-name="T3"> </text:span><text:line-break/><text:span text:style-name="T4"># 0 - успешное выполнение команды    touch newfile ; echo $?    test a = a ; echo $?  test a != b ; echo $?</text:span><text:span text:style-name="T3"> </text:span><text:line-break/><text:span text:style-name="T4">#1 - ошибка     grep aaa newfile ; echo $?      test a = b : echo $?</text:span><text:span text:style-name="T3"> </text:span><text:line-break/><text:span text:style-name="T4">#2 - ошибка использования встроенных команд шелла      kill ; echo $?</text:span><text:span text:style-name="T3"> </text:span><text:line-break/><text:span text:style-name="T4">#3-126 -команда, которую мы вызвали не может быть исполнена  ./newfile ; echo $?</text:span><text:span text:style-name="T3"> </text:span><text:line-break/><text:span text:style-name="T4">#127 - команда не найдена     asdasdasdaasdas ; echo $?</text:span><text:span text:style-name="T3"> </text:span><text:line-break/><text:soft-page-break/><text:span text:style-name="T4">#-b file — истина, если file существует и является специальным блочным устройством.</text:span><text:span text:style-name="T3"> </text:span><text:line-break/><text:span text:style-name="T4">#-c file — истина, если file существует и символьное устройство.</text:span><text:span text:style-name="T3"> </text:span><text:line-break/><text:span text:style-name="T4">#-d file — истина, если file существует и является каталогом.</text:span><text:span text:style-name="T3"> </text:span><text:line-break/><text:span text:style-name="T4">#-e file — истина, если file существует.</text:span><text:span text:style-name="T3"> </text:span><text:line-break/><text:span text:style-name="T4">#-f file — истина, если file существует и является обычным файлом.</text:span><text:span text:style-name="T3"> </text:span><text:line-break/><text:span text:style-name="T4">#-g file — истина, если file существует и имеет установленным групповой идентификатор (set-group-id).</text:span><text:span text:style-name="T3"> </text:span><text:line-break/><text:span text:style-name="T4">#-k file — истина, если file имеет установленным «sticky» бит.</text:span><text:span text:style-name="T3"> </text:span><text:line-break/><text:span text:style-name="T4">#-L file — истина, если file существует и является символьной ссылкой.</text:span><text:span text:style-name="T3"> </text:span><text:line-break/><text:span text:style-name="T4">#-p file — истина, если file существует и является именованным каналом (pipe).</text:span><text:span text:style-name="T3"> </text:span><text:line-break/><text:span text:style-name="T4">#-r file — истина, если file существует и читаем.</text:span><text:span text:style-name="T3"> </text:span><text:line-break/><text:span text:style-name="T4">#-s file — истина, если file существует и имеет размер больше, чем ноль.</text:span><text:span text:style-name="T3"> </text:span><text:line-break/><text:span text:style-name="T4">#-S file — истина, если file существует и является сокетом.</text:span><text:span text:style-name="T3"> </text:span><text:line-break/><text:span text:style-name="T4">#-t [fd] — истина, если fd открыт на терминале. Если fd пропущен, по умолчанию 1 (стандартное устройство вывода).</text:span><text:span text:style-name="T3"> </text:span><text:line-break/><text:span text:style-name="T4">#-u file — истина, если file существует и имеет установленным бит пользователя (set-user-id).</text:span><text:span text:style-name="T3"> </text:span><text:line-break/><text:span text:style-name="T4">#-w file — истина, если file существует и записываемый.</text:span><text:span text:style-name="T3"> </text:span><text:line-break/><text:span text:style-name="T4">#-x file — истина, если file существует и исполняемый.</text:span><text:span text:style-name="T3"> </text:span><text:line-break/><text:span text:style-name="T4">#-O file — истина, если file существует и его владелец имеет эффективный идентификатор пользователя.</text:span><text:span text:style-name="T3"> </text:span><text:line-break/><text:span text:style-name="T4">#-G file — истина, если file существует и его владелец имеет эффективный идентификатор группы.</text:span><text:line-break/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49:59.781336318</meta:creation-date>
    <dc:date>2023-10-23T22:56:44.556085616</dc:date>
    <meta:editing-duration>PT6M45S</meta:editing-duration>
    <meta:editing-cycles>1</meta:editing-cycles>
    <meta:document-statistic meta:table-count="0" meta:image-count="0" meta:object-count="0" meta:page-count="3" meta:paragraph-count="39" meta:word-count="641" meta:character-count="4309" meta:non-whitespace-character-count="3605"/>
    <meta:generator>LibreOffice/7.3.7.2$Linux_X86_64 LibreOffice_project/30$Build-2</meta:generator>
  </office:meta>
</office:document-meta>
</file>